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Utils.compare( float lhs , float r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Utils.createBigInteger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Utils.stringToIn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isNumber( String str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67">
            <text:p text:style-name="Table_20_Contents">67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NumberUtils.Numbe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maximum( int a , int b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minimum( long a , long b , long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createBigDecimal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Utils.compare( double lhs , double r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Utils.createLong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createInteger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minimum( int a , int b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Utils.createNumber( String val )</text:p>
          </table:table-cell>
          <table:table-cell office:value-type="float" office:value="52">
            <text:p text:style-name="Table_20_Contents">52</text:p>
          </table:table-cell>
          <table:table-cell office:value-type="float" office:value="65">
            <text:p text:style-name="Table_20_Contents">65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NumberUtils.createDouble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isDigits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Utils.stringToInt( String str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Utils.isAllZeros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Utils.createFloat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.maximum( long a , long b , long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